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none"/>
    </style:style>
    <style:style style:name="Таблица1.B1" style:family="table-cell">
      <style:table-cell-properties fo:padding="0.097cm" fo:border-left="none" fo:border-right="none" fo:border-top="0.05pt solid #000000" fo:border-bottom="none"/>
    </style:style>
    <style:style style:name="Таблица1.C1" style:family="table-cell">
      <style:table-cell-properties fo:padding="0.097cm" fo:border-left="none" fo:border-right="0.05pt solid #000000" fo:border-top="0.05pt solid #000000" fo:border-bottom="none"/>
    </style:style>
    <style:style style:name="Таблица1.A2" style:family="table-cell">
      <style:table-cell-properties fo:padding="0.097cm" fo:border-left="0.05pt solid #000000" fo:border-right="none" fo:border-top="none" fo:border-bottom="none"/>
    </style:style>
    <style:style style:name="Таблица1.B2" style:family="table-cell">
      <style:table-cell-properties fo:padding="0.097cm" fo:border="none"/>
    </style:style>
    <style:style style:name="Таблица1.C2" style:family="table-cell">
      <style:table-cell-properties fo:padding="0.097cm" fo:border-left="none" fo:border-right="0.05pt solid #000000" fo:border-top="none" fo:border-bottom="none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none" fo:border-right="none" fo:border-top="none" fo:border-bottom="0.05pt solid #000000"/>
    </style:style>
    <style:style style:name="Таблица1.C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1b67d9" officeooo:paragraph-rsid="001b67d9"/>
    </style:style>
    <style:style style:name="P2" style:family="paragraph" style:parent-style-name="Standard">
      <style:text-properties officeooo:paragraph-rsid="001dbda5"/>
    </style:style>
    <style:style style:name="P3" style:family="paragraph" style:parent-style-name="Standard">
      <style:text-properties officeooo:paragraph-rsid="001e2fe5"/>
    </style:style>
    <style:style style:name="P4" style:family="paragraph" style:parent-style-name="Standard">
      <style:text-properties officeooo:paragraph-rsid="001f3987"/>
    </style:style>
    <style:style style:name="T1" style:family="text">
      <style:text-properties officeooo:rsid="001f39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 Регулярные выражения. <text:line-break/>Дано: регулярное выражение списка разрешенных символов, например</text:p>
      <text:p text:style-name="P4">'/^[a-zA-Z\p{Cyrillic}\d ,\+\*\.\-\/\(\)\[\];]*$/u'<text:line-break/>Необходимо в <text:span text:style-name="T1">проверить </text:span>текст и вывести сообщение со всеми запрещенными символами.<text:line-break/><text:line-break/>2) Парсинг XML.<text:line-break/>Дано: XML Файл task2.xml<text:line-break/>Используя xpath (обязательно) выбрать первый файл (тег FILE), у которого FileType = IMG  и вывести значение Reference.<text:line-break/>В ответе должно быть: /ProductFiles/00-00001435_<text:span text:style-name="T1">Photo.png</text:span><text:line-break/><text:line-break/>3) Расчет статистического отчета на MySQL<text:line-break/>Дано. Таблица product (товары с полями brand и name - имя бренда и имя товара соотвественно), pack(упаковки с полями count и weight - количество и вес) и таблица связи один ко многим product_pack (у товара может быть несколько упаковок)<text:line-break/>Примерные исходные данные и струкутра таблиц в файле дампе task3-dump.sql<text:line-break/>Необходимо составить SQL запрос расчета заполненности - всего товаров, полностью заполнено товаров. Товар считается полностю заполенным если у него заполено имя name и есть хотя бы одна упаковка, в которой полностью заполены count и weight. С группировкой по бренду.<text:line-break/>SQL запрос должен вернуть ответ в таком формате (цифры не указаны):<text:line-break/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">Бренд</text:p>
          </table:table-cell>
          <table:table-cell table:style-name="Таблица1.B1" office:value-type="string">
            <text:p text:style-name="P2">Всего товаров</text:p>
          </table:table-cell>
          <table:table-cell table:style-name="Таблица1.C1" office:value-type="string">
            <text:p text:style-name="P2">Полностью заполнено</text:p>
          </table:table-cell>
        </table:table-row>
        <table:table-row>
          <table:table-cell table:style-name="Таблица1.A2" office:value-type="string">
            <text:p text:style-name="P2">ABB</text:p>
          </table:table-cell>
          <table:table-cell table:style-name="Таблица1.B2" office:value-type="string">
            <text:p text:style-name="P2">?</text:p>
          </table:table-cell>
          <table:table-cell table:style-name="Таблица1.C2" office:value-type="string">
            <text:p text:style-name="P2">?</text:p>
          </table:table-cell>
        </table:table-row>
        <table:table-row>
          <table:table-cell table:style-name="Таблица1.A3" office:value-type="string">
            <text:p text:style-name="P2">SE</text:p>
          </table:table-cell>
          <table:table-cell table:style-name="Таблица1.B3" office:value-type="string">
            <text:p text:style-name="P2">?</text:p>
          </table:table-cell>
          <table:table-cell table:style-name="Таблица1.C3" office:value-type="string">
            <text:p text:style-name="P2">?</text:p>
          </table:table-cell>
        </table:table-row>
      </table:table>
      <text:p text:style-name="Standard"/>
      <text:p text:style-name="P1">4) Дана таблица базы данных с полями: id (идентификатор), name (имя), subid (идентификатор родителя) и данными</text:p>
      <text:p text:style-name="P1">(1, 'Name 1', NULL),</text:p>
      <text:p text:style-name="P1">(2, 'Name 2', NULL),</text:p>
      <text:p text:style-name="P1">(3, 'Name 3', 1),</text:p>
      <text:p text:style-name="P1">(4, 'Name 4', 3),</text:p>
      <text:p text:style-name="P1">(5, 'Name 5', 3),</text:p>
      <text:p text:style-name="P1">(6, 'Name 6', 4),</text:p>
      <text:p text:style-name="P1">(7, 'Name 7', 2),</text:p>
      <text:p text:style-name="P1">(8, 'Name 8', 2),</text:p>
      <text:p text:style-name="P1">(9, 'Name 9', 7);</text:p>
      <text:p text:style-name="P1">Вывести все данные таблицы с учетом вложенности. Должно получится:</text:p>
      <text:p text:style-name="P1">Name1</text:p>
      <text:p text:style-name="P1">- Name 3</text:p>
      <text:p text:style-name="P1">- - Name 4</text:p>
      <text:p text:style-name="P1">- - - Name 6</text:p>
      <text:p text:style-name="P1">- - Name 5</text:p>
      <text:p text:style-name="P1">Name 2</text:p>
      <text:p text:style-name="P1">- Name 7</text:p>
      <text:p text:style-name="P1">- - Name 9</text:p>
      <text:p text:style-name="P1">- Name 8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08:29:06.829107157</meta:creation-date>
    <dc:date>2021-04-07T08:45:58.612199436</dc:date>
    <meta:editing-duration>PT6M40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31" meta:word-count="258" meta:character-count="1590" meta:non-whitespace-character-count="1358"/>
  </office:meta>
</office:document-meta>
</file>